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officeooo:rsid="00206a70" officeooo:paragraph-rsid="00206a70"/>
    </style:style>
    <style:style style:name="P2" style:family="paragraph" style:parent-style-name="Heading">
      <style:text-properties officeooo:rsid="00306ac0" officeooo:paragraph-rsid="00306ac0"/>
    </style:style>
    <style:style style:name="P3" style:family="paragraph" style:parent-style-name="Heading">
      <style:paragraph-properties fo:text-align="start" style:justify-single-word="false"/>
      <style:text-properties officeooo:paragraph-rsid="00529b85"/>
    </style:style>
    <style:style style:name="P4" style:family="paragraph" style:parent-style-name="Text_20_body">
      <style:text-properties fo:font-size="14pt" fo:font-style="italic" officeooo:paragraph-rsid="0010821f" style:font-size-asian="14pt" style:font-style-asian="italic" style:font-size-complex="14pt" style:font-style-complex="italic"/>
    </style:style>
    <style:style style:name="P5" style:family="paragraph" style:parent-style-name="Text_20_body">
      <style:text-properties officeooo:rsid="00116423" officeooo:paragraph-rsid="00137b6e"/>
    </style:style>
    <style:style style:name="P6" style:family="paragraph" style:parent-style-name="Text_20_body">
      <style:text-properties fo:language="it" fo:country="IT" officeooo:rsid="00306ac0" officeooo:paragraph-rsid="0046589f"/>
    </style:style>
    <style:style style:name="P7" style:family="paragraph" style:parent-style-name="Text_20_body" style:list-style-name="L3">
      <style:text-properties fo:language="it" fo:country="IT" officeooo:rsid="0046589f" officeooo:paragraph-rsid="0046589f"/>
    </style:style>
    <style:style style:name="P8" style:family="paragraph" style:parent-style-name="Text_20_body" style:list-style-name="L3">
      <style:text-properties fo:language="it" fo:country="IT" fo:font-weight="bold" officeooo:rsid="004a096b" officeooo:paragraph-rsid="004a096b" style:font-weight-asian="bold" style:font-weight-complex="bold"/>
    </style:style>
    <style:style style:name="P9" style:family="paragraph" style:parent-style-name="Text_20_body" style:list-style-name="L3">
      <style:text-properties fo:language="it" fo:country="IT" fo:font-weight="bold" officeooo:rsid="004c8ab8" officeooo:paragraph-rsid="004c8ab8" style:font-weight-asian="bold" style:font-weight-complex="bold"/>
    </style:style>
    <style:style style:name="P10" style:family="paragraph" style:parent-style-name="Text_20_body" style:list-style-name="L3">
      <style:text-properties fo:language="it" fo:country="IT" fo:font-weight="bold" officeooo:rsid="004edddb" officeooo:paragraph-rsid="004edddb" style:font-weight-asian="bold" style:font-weight-complex="bold"/>
    </style:style>
    <style:style style:name="P11" style:family="paragraph" style:parent-style-name="Text_20_body" style:list-style-name="L1">
      <style:text-properties officeooo:paragraph-rsid="00137b6e"/>
    </style:style>
    <style:style style:name="P12" style:family="paragraph" style:parent-style-name="Text_20_body" style:list-style-name="L1">
      <style:text-properties officeooo:rsid="00137b6e" officeooo:paragraph-rsid="00137b6e"/>
    </style:style>
    <style:style style:name="P13" style:family="paragraph" style:parent-style-name="Text_20_body" style:list-style-name="L1">
      <style:text-properties officeooo:rsid="00141575" officeooo:paragraph-rsid="00141575"/>
    </style:style>
    <style:style style:name="P14" style:family="paragraph" style:parent-style-name="Text_20_body" style:list-style-name="L1">
      <style:text-properties officeooo:rsid="00169657" officeooo:paragraph-rsid="00169657"/>
    </style:style>
    <style:style style:name="P15" style:family="paragraph" style:parent-style-name="Text_20_body">
      <style:text-properties officeooo:rsid="001f4f48" officeooo:paragraph-rsid="0024ca6c"/>
    </style:style>
    <style:style style:name="P16" style:family="paragraph" style:parent-style-name="Text_20_body">
      <style:text-properties style:font-name="Liberation Serif" officeooo:rsid="00206a70" officeooo:paragraph-rsid="002172ef"/>
    </style:style>
    <style:style style:name="P17" style:family="paragraph" style:parent-style-name="Text_20_body">
      <style:text-properties style:font-name="Liberation Serif" fo:font-weight="bold" officeooo:rsid="00206a70" officeooo:paragraph-rsid="00218581" style:font-weight-asian="bold" style:font-weight-complex="bold"/>
    </style:style>
    <style:style style:name="P18" style:family="paragraph" style:parent-style-name="Text_20_body">
      <style:text-properties style:font-name="Liberation Serif" fo:font-weight="bold" officeooo:rsid="002d25b0" officeooo:paragraph-rsid="002d25b0" style:font-weight-asian="bold" style:font-weight-complex="bold"/>
    </style:style>
    <style:style style:name="P19" style:family="paragraph" style:parent-style-name="Text_20_body">
      <style:text-properties style:font-name="Liberation Serif" fo:font-weight="bold" officeooo:rsid="0033ffc3" officeooo:paragraph-rsid="0033ffc3" style:font-weight-asian="bold" style:font-weight-complex="bold"/>
    </style:style>
    <style:style style:name="P20" style:family="paragraph" style:parent-style-name="Text_20_body">
      <style:text-properties style:font-name="Liberation Serif" fo:font-weight="bold" officeooo:rsid="003840ed" officeooo:paragraph-rsid="004a096b" style:font-weight-asian="bold" style:font-weight-complex="bold"/>
    </style:style>
    <style:style style:name="P21" style:family="paragraph" style:parent-style-name="Text_20_body" style:list-style-name="L2">
      <style:text-properties officeooo:paragraph-rsid="002172ef"/>
    </style:style>
    <style:style style:name="P22" style:family="paragraph" style:parent-style-name="Text_20_body" style:list-style-name="L2">
      <style:text-properties fo:font-weight="bold" officeooo:rsid="002172ef" officeooo:paragraph-rsid="002172ef" style:font-weight-asian="bold" style:font-weight-complex="bold"/>
    </style:style>
    <style:style style:name="P23" style:family="paragraph" style:parent-style-name="Text_20_body" style:list-style-name="L4">
      <style:text-properties fo:font-weight="bold" officeooo:rsid="004a6081" officeooo:paragraph-rsid="004a6081" style:font-weight-asian="bold" style:font-weight-complex="bold"/>
    </style:style>
    <style:style style:name="P24" style:family="paragraph" style:parent-style-name="Text_20_body">
      <style:text-properties fo:font-size="2pt" officeooo:rsid="00116423" officeooo:paragraph-rsid="00137b6e" style:font-size-asian="1.75pt" style:font-size-complex="2pt"/>
    </style:style>
    <style:style style:name="P25" style:family="paragraph" style:parent-style-name="Text_20_body" style:list-style-name="L4">
      <style:text-properties officeooo:paragraph-rsid="004a096b"/>
    </style:style>
    <style:style style:name="P26" style:family="paragraph" style:parent-style-name="Subtitle">
      <style:text-properties fo:font-size="14pt" fo:font-style="italic" officeooo:paragraph-rsid="0010821f" style:font-size-asian="14pt" style:font-style-asian="italic" style:font-size-complex="14pt" style:font-style-complex="italic"/>
    </style:style>
    <style:style style:name="P27" style:family="paragraph" style:parent-style-name="Heading_20_3">
      <style:text-properties officeooo:rsid="00116423" officeooo:paragraph-rsid="00116423"/>
    </style:style>
    <style:style style:name="P28" style:family="paragraph" style:parent-style-name="Heading_20_3">
      <style:text-properties officeooo:rsid="001eee2c" officeooo:paragraph-rsid="001eee2c"/>
    </style:style>
    <style:style style:name="T1" style:family="text">
      <style:text-properties officeooo:rsid="0010821f"/>
    </style:style>
    <style:style style:name="T2" style:family="text">
      <style:text-properties officeooo:rsid="00116423"/>
    </style:style>
    <style:style style:name="T3" style:family="text">
      <style:text-properties fo:font-size="13pt" officeooo:rsid="0010821f" style:font-size-asian="13pt" style:font-size-complex="13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29b8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607f" style:font-weight-asian="normal" style:font-weight-complex="normal"/>
    </style:style>
    <style:style style:name="T8" style:family="text">
      <style:text-properties fo:font-weight="normal" officeooo:rsid="004e3b52" style:font-weight-asian="normal" style:font-weight-complex="normal"/>
    </style:style>
    <style:style style:name="T9" style:family="text">
      <style:text-properties fo:font-weight="normal" officeooo:rsid="004edddb" style:font-weight-asian="normal" style:font-weight-complex="normal"/>
    </style:style>
    <style:style style:name="T10" style:family="text">
      <style:text-properties fo:font-weight="normal" officeooo:rsid="00529b85" style:font-weight-asian="normal" style:font-weight-complex="normal"/>
    </style:style>
    <style:style style:name="T11" style:family="text">
      <style:text-properties fo:language="it" fo:country="IT"/>
    </style:style>
    <style:style style:name="T12" style:family="text">
      <style:text-properties fo:language="it" fo:country="IT" officeooo:rsid="00134a14"/>
    </style:style>
    <style:style style:name="T13" style:family="text">
      <style:text-properties fo:language="it" fo:country="IT" fo:font-weight="bold" style:font-weight-asian="bold" style:font-weight-complex="bold"/>
    </style:style>
    <style:style style:name="T14" style:family="text">
      <style:text-properties fo:language="it" fo:country="IT" fo:font-weight="bold" officeooo:rsid="00134a14" style:font-weight-asian="bold" style:font-weight-complex="bold"/>
    </style:style>
    <style:style style:name="T15" style:family="text">
      <style:text-properties fo:language="it" fo:country="IT" fo:font-weight="bold" officeooo:rsid="0012cd46" style:font-weight-asian="bold" style:font-weight-complex="bold"/>
    </style:style>
    <style:style style:name="T16" style:family="text">
      <style:text-properties fo:language="it" fo:country="IT" fo:font-weight="bold" officeooo:rsid="00137b6e" style:font-weight-asian="bold" style:font-weight-complex="bold"/>
    </style:style>
    <style:style style:name="T17" style:family="text">
      <style:text-properties fo:language="it" fo:country="IT" fo:font-weight="bold" officeooo:rsid="00529b85" style:font-weight-asian="bold" style:font-weight-complex="bold"/>
    </style:style>
    <style:style style:name="T18" style:family="text">
      <style:text-properties fo:language="it" fo:country="IT" fo:font-weight="normal" style:font-weight-asian="normal" style:font-weight-complex="normal"/>
    </style:style>
    <style:style style:name="T19" style:family="text">
      <style:text-properties fo:language="it" fo:country="IT" fo:font-weight="normal" officeooo:rsid="0012cd46" style:font-weight-asian="normal" style:font-weight-complex="normal"/>
    </style:style>
    <style:style style:name="T20" style:family="text">
      <style:text-properties fo:language="it" fo:country="IT" fo:font-weight="normal" officeooo:rsid="00134a14" style:font-weight-asian="normal" style:font-weight-complex="normal"/>
    </style:style>
    <style:style style:name="T21" style:family="text">
      <style:text-properties fo:language="it" fo:country="IT" fo:font-weight="normal" officeooo:rsid="00137b6e" style:font-weight-asian="normal" style:font-weight-complex="normal"/>
    </style:style>
    <style:style style:name="T22" style:family="text">
      <style:text-properties fo:language="it" fo:country="IT" fo:font-weight="normal" officeooo:rsid="00141575" style:font-weight-asian="normal" style:font-weight-complex="normal"/>
    </style:style>
    <style:style style:name="T23" style:family="text">
      <style:text-properties fo:language="it" fo:country="IT" fo:font-weight="normal" officeooo:rsid="0015da45" style:font-weight-asian="normal" style:font-weight-complex="normal"/>
    </style:style>
    <style:style style:name="T24" style:family="text">
      <style:text-properties fo:language="it" fo:country="IT" fo:font-weight="normal" officeooo:rsid="0015f22e" style:font-weight-asian="normal" style:font-weight-complex="normal"/>
    </style:style>
    <style:style style:name="T25" style:family="text">
      <style:text-properties fo:language="it" fo:country="IT" fo:font-weight="normal" officeooo:rsid="00180c10" style:font-weight-asian="normal" style:font-weight-complex="normal"/>
    </style:style>
    <style:style style:name="T26" style:family="text">
      <style:text-properties fo:language="it" fo:country="IT" fo:font-weight="normal" officeooo:rsid="0019ca40" style:font-weight-asian="normal" style:font-weight-complex="normal"/>
    </style:style>
    <style:style style:name="T27" style:family="text">
      <style:text-properties fo:language="it" fo:country="IT" fo:font-weight="normal" officeooo:rsid="001eee2c" style:font-weight-asian="normal" style:font-weight-complex="normal"/>
    </style:style>
    <style:style style:name="T28" style:family="text">
      <style:text-properties fo:language="it" fo:country="IT" fo:font-weight="normal" officeooo:rsid="003a60f7" style:font-weight-asian="normal" style:font-weight-complex="normal"/>
    </style:style>
    <style:style style:name="T29" style:family="text">
      <style:text-properties fo:language="it" fo:country="IT" fo:font-weight="normal" officeooo:rsid="003dddac" style:font-weight-asian="normal" style:font-weight-complex="normal"/>
    </style:style>
    <style:style style:name="T30" style:family="text">
      <style:text-properties fo:language="it" fo:country="IT" fo:font-weight="normal" officeooo:rsid="00529b85" style:font-weight-asian="normal" style:font-weight-complex="normal"/>
    </style:style>
    <style:style style:name="T31" style:family="text">
      <style:text-properties fo:language="it" fo:country="IT" fo:font-weight="normal" officeooo:rsid="0052f376" style:font-weight-asian="normal" style:font-weight-complex="normal"/>
    </style:style>
    <style:style style:name="T32" style:family="text">
      <style:text-properties fo:language="it" fo:country="IT" officeooo:rsid="0050c7ca"/>
    </style:style>
    <style:style style:name="T33" style:family="text">
      <style:text-properties fo:language="it" fo:country="IT" officeooo:rsid="00529b85"/>
    </style:style>
    <style:style style:name="T34" style:family="text">
      <style:text-properties fo:font-variant="normal" fo:text-transform="none" fo:color="#24292e" fo:font-size="12pt" fo:letter-spacing="normal" fo:language="it" fo:country="IT" fo:font-style="normal"/>
    </style:style>
    <style:style style:name="T35" style:family="text">
      <style:text-properties fo:font-variant="normal" fo:text-transform="none" fo:color="#24292e" fo:font-size="12pt" fo:letter-spacing="normal" fo:language="it" fo:country="IT" fo:font-style="normal" fo:font-weight="normal" style:font-weight-asian="normal" style:font-weight-complex="normal"/>
    </style:style>
    <style:style style:name="T36" style:family="text">
      <style:text-properties fo:font-variant="normal" fo:text-transform="none" fo:color="#24292e" fo:font-size="12pt" fo:letter-spacing="normal" fo:language="it" fo:country="IT" fo:font-style="normal" fo:font-weight="normal" officeooo:rsid="002172ef" style:font-weight-asian="normal" style:font-weight-complex="normal"/>
    </style:style>
    <style:style style:name="T37" style:family="text">
      <style:text-properties fo:font-variant="normal" fo:text-transform="none" fo:color="#24292e" fo:font-size="12pt" fo:letter-spacing="normal" fo:language="it" fo:country="IT" fo:font-style="normal" fo:font-weight="normal" officeooo:rsid="00218581" style:font-weight-asian="normal" style:font-weight-complex="normal"/>
    </style:style>
    <style:style style:name="T38" style:family="text">
      <style:text-properties fo:font-variant="normal" fo:text-transform="none" fo:color="#24292e" fo:font-size="12pt" fo:letter-spacing="normal" fo:language="it" fo:country="IT" fo:font-style="normal" fo:font-weight="normal" officeooo:rsid="0029bbc8" style:font-weight-asian="normal" style:font-weight-complex="normal"/>
    </style:style>
    <style:style style:name="T39" style:family="text">
      <style:text-properties fo:font-variant="normal" fo:text-transform="none" fo:color="#24292e" fo:font-size="12pt" fo:letter-spacing="normal" fo:language="it" fo:country="IT" fo:font-style="normal" fo:font-weight="normal" officeooo:rsid="002aa36d" style:font-weight-asian="normal" style:font-weight-complex="normal"/>
    </style:style>
    <style:style style:name="T40" style:family="text">
      <style:text-properties fo:font-variant="normal" fo:text-transform="none" fo:color="#24292e" fo:font-size="12pt" fo:letter-spacing="normal" fo:language="it" fo:country="IT" fo:font-style="normal" fo:font-weight="normal" officeooo:rsid="002abad2" style:font-weight-asian="normal" style:font-weight-complex="normal"/>
    </style:style>
    <style:style style:name="T41" style:family="text">
      <style:text-properties fo:font-variant="normal" fo:text-transform="none" fo:color="#24292e" fo:font-size="12pt" fo:letter-spacing="normal" fo:language="it" fo:country="IT" fo:font-style="normal" fo:font-weight="normal" officeooo:rsid="002d25b0" style:font-weight-asian="normal" style:font-weight-complex="normal"/>
    </style:style>
    <style:style style:name="T42" style:family="text">
      <style:text-properties fo:font-variant="normal" fo:text-transform="none" fo:color="#24292e" fo:font-size="12pt" fo:letter-spacing="normal" fo:language="it" fo:country="IT" fo:font-style="normal" fo:font-weight="normal" officeooo:rsid="002e70e8" style:font-weight-asian="normal" style:font-weight-complex="normal"/>
    </style:style>
    <style:style style:name="T43" style:family="text">
      <style:text-properties fo:font-variant="normal" fo:text-transform="none" fo:color="#24292e" fo:font-size="12pt" fo:letter-spacing="normal" fo:language="it" fo:country="IT" fo:font-style="normal" fo:font-weight="normal" officeooo:rsid="002f662e" style:font-weight-asian="normal" style:font-weight-complex="normal"/>
    </style:style>
    <style:style style:name="T44" style:family="text">
      <style:text-properties fo:font-variant="normal" fo:text-transform="none" fo:color="#24292e" fo:font-size="12pt" fo:letter-spacing="normal" fo:language="it" fo:country="IT" fo:font-style="normal" fo:font-weight="normal" officeooo:rsid="00306ac0" style:font-weight-asian="normal" style:font-weight-complex="normal"/>
    </style:style>
    <style:style style:name="T45" style:family="text">
      <style:text-properties fo:font-variant="normal" fo:text-transform="none" fo:color="#24292e" fo:font-size="12pt" fo:letter-spacing="normal" fo:language="it" fo:country="IT" fo:font-style="normal" fo:font-weight="normal" officeooo:rsid="003146d0" style:font-weight-asian="normal" style:font-weight-complex="normal"/>
    </style:style>
    <style:style style:name="T46" style:family="text">
      <style:text-properties fo:font-variant="normal" fo:text-transform="none" fo:color="#24292e" fo:font-size="12pt" fo:letter-spacing="normal" fo:language="it" fo:country="IT" fo:font-style="normal" fo:font-weight="normal" officeooo:rsid="00354ade" style:font-weight-asian="normal" style:font-weight-complex="normal"/>
    </style:style>
    <style:style style:name="T47" style:family="text">
      <style:text-properties fo:font-variant="normal" fo:text-transform="none" fo:color="#24292e" fo:font-size="12pt" fo:letter-spacing="normal" fo:language="it" fo:country="IT" fo:font-style="normal" fo:font-weight="normal" officeooo:rsid="00356bef" style:font-weight-asian="normal" style:font-weight-complex="normal"/>
    </style:style>
    <style:style style:name="T48" style:family="text">
      <style:text-properties fo:font-variant="normal" fo:text-transform="none" fo:color="#24292e" fo:font-size="12pt" fo:letter-spacing="normal" fo:language="it" fo:country="IT" fo:font-style="normal" fo:font-weight="normal" officeooo:rsid="0036d8a1" style:font-weight-asian="normal" style:font-weight-complex="normal"/>
    </style:style>
    <style:style style:name="T49" style:family="text">
      <style:text-properties fo:font-variant="normal" fo:text-transform="none" fo:color="#24292e" fo:font-size="12pt" fo:letter-spacing="normal" fo:language="it" fo:country="IT" fo:font-style="normal" fo:font-weight="normal" officeooo:rsid="0039bb48" style:font-weight-asian="normal" style:font-weight-complex="normal"/>
    </style:style>
    <style:style style:name="T50" style:family="text">
      <style:text-properties fo:font-variant="normal" fo:text-transform="none" fo:color="#24292e" fo:font-size="12pt" fo:letter-spacing="normal" fo:language="it" fo:country="IT" fo:font-style="normal" fo:font-weight="normal" officeooo:rsid="003f7056" style:font-weight-asian="normal" style:font-weight-complex="normal"/>
    </style:style>
    <style:style style:name="T51" style:family="text">
      <style:text-properties fo:font-variant="normal" fo:text-transform="none" fo:color="#24292e" fo:font-size="12pt" fo:letter-spacing="normal" fo:language="it" fo:country="IT" fo:font-style="normal" fo:font-weight="normal" officeooo:rsid="004138b3" style:font-weight-asian="normal" style:font-weight-complex="normal"/>
    </style:style>
    <style:style style:name="T52" style:family="text">
      <style:text-properties fo:font-variant="normal" fo:text-transform="none" fo:color="#24292e" fo:font-size="12pt" fo:letter-spacing="normal" fo:language="it" fo:country="IT" fo:font-style="normal" officeooo:rsid="0029bbc8"/>
    </style:style>
    <style:style style:name="T53" style:family="text">
      <style:text-properties fo:font-variant="normal" fo:text-transform="none" fo:color="#24292e" fo:font-size="12pt" fo:letter-spacing="normal" fo:language="it" fo:country="IT" fo:font-style="normal" officeooo:rsid="002aa36d"/>
    </style:style>
    <style:style style:name="T54" style:family="text">
      <style:text-properties fo:font-variant="normal" fo:text-transform="none" fo:color="#24292e" fo:font-size="12pt" fo:letter-spacing="normal" fo:language="it" fo:country="IT" fo:font-style="normal" officeooo:rsid="002abad2"/>
    </style:style>
    <style:style style:name="T55" style:family="text">
      <style:text-properties fo:font-variant="normal" fo:text-transform="none" fo:color="#24292e" fo:font-size="12pt" fo:letter-spacing="normal" fo:language="it" fo:country="IT" fo:font-style="normal" officeooo:rsid="002e70e8"/>
    </style:style>
    <style:style style:name="T56" style:family="text">
      <style:text-properties fo:font-variant="normal" fo:text-transform="none" fo:color="#24292e" fo:font-size="12pt" fo:letter-spacing="normal" fo:language="it" fo:country="IT" fo:font-style="normal" officeooo:rsid="002f662e"/>
    </style:style>
    <style:style style:name="T57" style:family="text">
      <style:text-properties fo:font-variant="normal" fo:text-transform="none" fo:color="#24292e" fo:font-size="12pt" fo:letter-spacing="normal" fo:language="it" fo:country="IT" fo:font-style="normal" officeooo:rsid="00306ac0"/>
    </style:style>
    <style:style style:name="T58" style:family="text">
      <style:text-properties fo:font-variant="normal" fo:text-transform="none" fo:color="#24292e" style:font-name="Liberation Serif" fo:font-size="12pt" fo:letter-spacing="normal" fo:language="it" fo:country="IT" fo:font-style="normal"/>
    </style:style>
    <style:style style:name="T59" style:family="text">
      <style:text-properties fo:font-variant="normal" fo:text-transform="none" fo:color="#24292e" style:font-name="Liberation Serif" fo:font-size="12pt" fo:letter-spacing="normal" fo:language="it" fo:country="IT" fo:font-style="normal" fo:font-weight="bold" officeooo:rsid="00206a70" style:font-weight-asian="bold" style:font-weight-complex="bold"/>
    </style:style>
    <style:style style:name="T60" style:family="text">
      <style:text-properties fo:font-variant="normal" fo:text-transform="none" fo:color="#24292e" style:font-name="Liberation Serif" fo:font-size="12pt" fo:letter-spacing="normal" fo:language="it" fo:country="IT" fo:font-style="normal" fo:font-weight="bold" officeooo:rsid="004a096b" style:font-weight-asian="bold" style:font-weight-complex="bold"/>
    </style:style>
    <style:style style:name="T61" style:family="text">
      <style:text-properties fo:font-variant="normal" fo:text-transform="none" fo:color="#24292e" style:font-name="Liberation Serif" fo:font-size="12pt" fo:letter-spacing="normal" fo:language="it" fo:country="IT" fo:font-style="normal" fo:font-weight="normal" style:font-weight-asian="normal" style:font-weight-complex="normal"/>
    </style:style>
    <style:style style:name="T62" style:family="text">
      <style:text-properties fo:font-variant="normal" fo:text-transform="none" fo:color="#24292e" style:font-name="Liberation Serif" fo:font-size="12pt" fo:letter-spacing="normal" fo:language="it" fo:country="IT" fo:font-style="normal" fo:font-weight="normal" officeooo:rsid="00206a70" style:font-weight-asian="normal" style:font-weight-complex="normal"/>
    </style:style>
    <style:style style:name="T63" style:family="text">
      <style:text-properties fo:font-variant="normal" fo:text-transform="none" fo:color="#24292e" style:font-name="Liberation Serif" fo:font-size="12pt" fo:letter-spacing="normal" fo:language="it" fo:country="IT" fo:font-style="normal" fo:font-weight="normal" officeooo:rsid="002172ef" style:font-weight-asian="normal" style:font-weight-complex="normal"/>
    </style:style>
    <style:style style:name="T64" style:family="text">
      <style:text-properties fo:font-variant="normal" fo:text-transform="none" fo:color="#24292e" style:font-name="Liberation Serif" fo:font-size="12pt" fo:letter-spacing="normal" fo:language="it" fo:country="IT" fo:font-style="normal" fo:font-weight="normal" officeooo:rsid="004a096b" style:font-weight-asian="normal" style:font-weight-complex="normal"/>
    </style:style>
    <style:style style:name="T65" style:family="text">
      <style:text-properties fo:font-variant="normal" fo:text-transform="none" fo:color="#24292e" style:font-name="Liberation Serif" fo:font-size="12pt" fo:letter-spacing="normal" fo:language="it" fo:country="IT" fo:font-style="normal" fo:font-weight="normal" officeooo:rsid="004bbef7" style:font-weight-asian="normal" style:font-weight-complex="normal"/>
    </style:style>
    <style:style style:name="T66" style:family="text">
      <style:text-properties fo:font-variant="normal" fo:text-transform="none" fo:color="#24292e" style:font-name="Liberation Serif" fo:font-size="12pt" fo:letter-spacing="normal" fo:language="it" fo:country="IT" fo:font-style="normal" fo:font-weight="normal" officeooo:rsid="0050c7ca" style:font-weight-asian="normal" style:font-weight-complex="normal"/>
    </style:style>
    <style:style style:name="T67" style:family="text">
      <style:text-properties fo:font-variant="normal" fo:text-transform="none" fo:color="#24292e" style:font-name="Liberation Serif" fo:font-size="12pt" fo:letter-spacing="normal" fo:language="it" fo:country="IT" fo:font-style="normal" officeooo:rsid="004a096b"/>
    </style:style>
    <style:style style:name="T68" style:family="text">
      <style:text-properties officeooo:rsid="0042359a"/>
    </style:style>
    <style:style style:name="T69" style:family="text">
      <style:text-properties officeooo:rsid="004e3b52"/>
    </style:style>
    <style:style style:name="T70" style:family="text">
      <style:text-properties officeooo:rsid="0050c7ca"/>
    </style:style>
    <style:style style:name="T71" style:family="text">
      <style:text-properties officeooo:rsid="00529b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n Parser per il <text:span text:style-name="T2">L</text:span>inguaggio SWL</text:p>
      <text:p text:style-name="P26"><text:span text:style-name="T1">Laboratorio di Automi e Linguaggi Formali – AA 2017/2018 <text:s text:c="35"/></text:span><text:span text:style-name="T3">A cura di Brian Federico e Schiabel Alberto</text:span></text:p>
      <text:p text:style-name="P4"><text:span text:style-name="T3"/></text:p>
      <text:h text:style-name="P27" text:outline-level="3">ABSTRACT</text:h>
      <text:p text:style-name="P5"><text:span text:style-name="T11">Lo scopo di questo progetto, relativo al corso di Automi e Linguaggi Formali, e’ di creare un linguaggio di programmazione </text:span><text:span text:style-name="T12">imperativa chiamato </text:span><text:span text:style-name="T14">SWL</text:span><text:span text:style-name="T12"> utilizzando il parser generator </text:span><text:span text:style-name="T15">ANTLR v4</text:span><text:span text:style-name="T19"> e</text:span><text:span text:style-name="T15"> </text:span><text:span text:style-name="T19">successivamente fare in modo che il codice scritto in </text:span><text:span text:style-name="T20">tale linguaggio</text:span><text:span text:style-name="T19"> venga tradotto correttamente </text:span><text:span text:style-name="T20">in C++</text:span><text:span text:style-name="T19">, secondo le </text:span><text:span text:style-name="T20">proprie</text:span><text:span text:style-name="T19"> regole sintattiche </text:span><text:span text:style-name="T20">e di indentazione</text:span><text:span text:style-name="T19">. </text:span></text:p>
      <text:p text:style-name="P24"><text:span text:style-name="T19"/></text:p>
      <text:h text:style-name="P28" text:outline-level="3">SVOLGIMENTO</text:h>
      <text:p text:style-name="P5"><text:span text:style-name="T24">Sono</text:span><text:span text:style-name="T21"> state fornite:</text:span></text:p>
      <text:list xml:id="list7783298245369927400" text:style-name="L1">
        <text:list-item>
          <text:p text:style-name="P11"><text:span text:style-name="T21">La versione </text:span><text:span text:style-name="T16">4.7</text:span><text:span text:style-name="T21"> del parser generator </text:span><text:span text:style-name="T20">A</text:span><text:span text:style-name="T21">NTLR;</text:span></text:p>
        </text:list-item>
        <text:list-item>
          <text:p text:style-name="P12"><text:span text:style-name="T18">Un file denominato </text:span><text:span text:style-name="T13">grammar.swl </text:span><text:span text:style-name="T18">contenente la grammatica di SWL relativa alle operazioni di assegnazione, addizione e stampa;</text:span></text:p>
        </text:list-item>
        <text:list-item>
          <text:p text:style-name="P13"><text:span text:style-name="T18">Un esempio di codice scritto in SWL che mostrava </text:span><text:span text:style-name="T28">l’utilizzo del</text:span><text:span text:style-name="T18">le tre funzionalita’ sopra descritte;</text:span></text:p>
        </text:list-item>
        <text:list-item>
          <text:p text:style-name="P11"><text:span text:style-name="T22">Il codice dell’algoritmo</text:span><text:span text:style-name="T21"> </text:span><text:span text:style-name="T22">adibito</text:span><text:span text:style-name="T21"> </text:span><text:span text:style-name="T22">a</text:span><text:span text:style-name="T21">l controllo degli errori sintattici per SWL (da qui in poi denominato </text:span><text:span text:style-name="T16">syntax checker</text:span><text:span text:style-name="T21">);</text:span></text:p>
        </text:list-item>
        <text:list-item>
          <text:p text:style-name="P13"><text:span text:style-name="T18">Il codice dell’algoritmo adibito alla traduzione da SWL a C++ (da qui in poi denominato </text:span><text:span text:style-name="T13">translator</text:span><text:span text:style-name="T18">)</text:span><text:span text:style-name="T13">;</text:span></text:p>
        </text:list-item>
        <text:list-item>
          <text:p text:style-name="P12"><text:span text:style-name="T23">L</text:span><text:span text:style-name="T18">ibrerie di runtime per il linguaggio C++ (per Linux);</text:span></text:p>
        </text:list-item>
        <text:list-item>
          <text:p text:style-name="P14"><text:span text:style-name="T18">Un tutorial </text:span><text:span text:style-name="T25">che illustra le linee guida </text:span><text:span text:style-name="T26">al</text:span><text:span text:style-name="T27">la realizzazione del progetto</text:span><text:span text:style-name="T26">.</text:span></text:p>
        </text:list-item>
      </text:list>
      <text:p text:style-name="P15"><text:span text:style-name="T29">Q</text:span><text:span text:style-name="T18">uesti i presupposti di partenza per ampliare le funzionalita’ di SWL. </text:span></text:p>
      <text:p text:style-name="P1">Features</text:p>
      <text:p text:style-name="P16"><text:span text:style-name="T36">Inizialmente,</text:span><text:span text:style-name="T35"> la grammatica e’ stata suddivisa in </text:span><text:span text:style-name="T36">due parti: </text:span><text:span text:style-name="T35"><text:s/></text:span></text:p>
      <text:list xml:id="list8167757780089345209" text:style-name="L2">
        <text:list-item>
          <text:p text:style-name="P21"><text:span text:style-name="T59">swlLexer.g4</text:span><text:span text:style-name="T62"> </text:span><text:span text:style-name="T63">contenente i terminali che il parser utilizzera’ per suddividere il codice SWL in token;</text:span></text:p>
        </text:list-item>
        <text:list-item>
          <text:p text:style-name="P22"><text:span text:style-name="T58">swlParser.g4 </text:span><text:span text:style-name="T61">contenente le produzioni e le regole della grammatica di SWL che il syntax checker utilizzera’ per verificare la presenza di eventuali errori in un codice SWL.</text:span></text:p>
        </text:list-item>
      </text:list>
      <text:p text:style-name="P17"><text:span text:style-name="T50">Q</text:span><text:span text:style-name="T37">uesto </text:span><text:span text:style-name="T40">per</text:span><text:span text:style-name="T35"> poter permettere una maggior leggibilita’ e la possibilita’ di dichiarare un </text:span><text:span text:style-name="T34">channel </text:span><text:span text:style-name="T35">dedicato ai commenti. </text:span><text:span text:style-name="T44">Si e’</text:span><text:span text:style-name="T38"> proceduto in questo senso per implementare ad SWL il ciclo </text:span><text:span text:style-name="T52">while</text:span><text:span text:style-name="T38">, il costrutto iterativo </text:span><text:span text:style-name="T52">if-</text:span><text:span text:style-name="T54">elseif-else</text:span><text:span text:style-name="T38">, </text:span><text:span text:style-name="T39">operazioni di </text:span><text:span text:style-name="T53">sottrazione</text:span><text:span text:style-name="T39">, </text:span><text:span text:style-name="T53">moltiplicazione </text:span><text:span text:style-name="T39">e </text:span><text:span text:style-name="T53">divisione</text:span><text:span text:style-name="T39"> ed </text:span><text:span text:style-name="T53">espressioni booleane</text:span><text:span text:style-name="T39"> </text:span><text:span text:style-name="T53">complesse</text:span><text:span text:style-name="T39"> che utilizzano gli operatori logici </text:span><text:span text:style-name="T53">and</text:span><text:span text:style-name="T39">, </text:span><text:span text:style-name="T53">or</text:span><text:span text:style-name="T39">, </text:span><text:span text:style-name="T53">not</text:span><text:span text:style-name="T39"> con </text:span><text:span text:style-name="T53">parentesi</text:span><text:span text:style-name="T39">. </text:span></text:p>
      <text:p text:style-name="P18"><text:span text:style-name="T41"/></text:p>
      <text:p text:style-name="P18"><text:soft-page-break/><text:span text:style-name="T45">La volonta’ di</text:span><text:span text:style-name="T35"> ampliare ulteriormente SWL </text:span><text:span text:style-name="T45">ha spinto gli studenti ad</text:span><text:span text:style-name="T35"> aggiunge</text:span><text:span text:style-name="T45">re </text:span><text:span text:style-name="T35">al linguaggio il ciclo </text:span><text:span text:style-name="T34">for</text:span><text:span text:style-name="T35">, un metodo di </text:span><text:span text:style-name="T34">print variadico </text:span><text:span text:style-name="T35">che puo’ scegliere di andare a capo, un metodo </text:span><text:span text:style-name="T42">di </text:span><text:span text:style-name="T55">input </text:span><text:span text:style-name="T42">che assegna ad una variabile un valore letto da tastiera, </text:span><text:span text:style-name="T43">la possibilita’ di inserire </text:span><text:span text:style-name="T56">commenti inline </text:span><text:span text:style-name="T43">o </text:span><text:span text:style-name="T56">di blocco </text:span><text:span text:style-name="T43">al codice SWL </text:span><text:span text:style-name="T44">ed il supporto di </text:span><text:span text:style-name="T57">stringhe letterali </text:span><text:span text:style-name="T44">non assegnate a variabili o costanti.</text:span></text:p>
      <text:p text:style-name="P19"><text:span text:style-name="T35">Si e’ poi proceduto alla modifica e talvolta alla creazione di nuove classi e metodi all’interno dei file </text:span><text:span text:style-name="T34">MyListener</text:span><text:span text:style-name="T35"> e </text:span><text:span text:style-name="T34">swlParser</text:span><text:span text:style-name="T35"> (</text:span><text:span text:style-name="T46">header e sorgente</text:span><text:span text:style-name="T35">) per implementare </text:span><text:span text:style-name="T47">la traduzione in C++ </text:span><text:span text:style-name="T48">di codice scritto in SWL. </text:span></text:p>
      <text:p text:style-name="P20"><text:span text:style-name="T48">I</text:span><text:span text:style-name="T35">nfine, sono stati scritti degli esempi in SWL </text:span><text:span text:style-name="T49">in modo da esplicare le modalita’ d’uso della </text:span><text:span text:style-name="T51">nuova</text:span><text:span text:style-name="T49"> grammatica: </text:span></text:p>
      <text:list xml:id="list8490533519988889841" text:style-name="L4">
        <text:list-item>
          <text:p text:style-name="P25"><text:span text:style-name="T60">fibonacci.swl </text:span><text:span text:style-name="T64">, che dato un intero n in input, calcola il valore del n-esimo elemento della sequenza di Fibonacci;</text:span></text:p>
        </text:list-item>
        <text:list-item>
          <text:p text:style-name="P23"><text:span text:style-name="T67">c</text:span><text:span text:style-name="T58">hristmasTree.swl </text:span><text:span text:style-name="T61">, che dato un intero n in input, stampa a video un “</text:span><text:span text:style-name="T66">abete”</text:span><text:span text:style-name="T61"> di altezza n;</text:span></text:p>
        </text:list-item>
        <text:list-item>
          <text:p text:style-name="P23"><text:span text:style-name="T67">e</text:span><text:span text:style-name="T58">xample.swl </text:span><text:span text:style-name="T61">, il cui scopo e’ solamente mostrare le </text:span><text:span text:style-name="T65">modalita’ d’uso delle funzionalita’ </text:span><text:span text:style-name="T61">di SWL.</text:span></text:p>
        </text:list-item>
      </text:list>
      <text:p text:style-name="P2">Setup &amp; Build</text:p>
      <text:p text:style-name="P6">Per semplificare le operazioni di <text:span text:style-name="T68">building, e’ stato deciso di apportare alcune modifiche al Makefile. Le nuove istruzioni da riga di comando aggiunte sono le seguenti:</text:span></text:p>
      <text:list xml:id="list2978636855810921398" text:style-name="L3">
        <text:list-item>
          <text:p text:style-name="P7"><text:span text:style-name="T4">make grammar </text:span><text:span text:style-name="T6"><text:line-break/></text:span><text:span text:style-name="T7">che generara il codice C++ necessario al parsing dei programmi SWL;</text:span></text:p>
        </text:list-item>
        <text:list-item>
          <text:p text:style-name="P8">make setup <text:line-break/><text:span text:style-name="T6">che provvede ad inizializzare l’ambiente di lavoro di ANTLR;</text:span></text:p>
        </text:list-item>
        <text:list-item>
          <text:p text:style-name="P8">make cleanall <text:span text:style-name="T6"><text:s/><text:line-break/>che combina le funzioni gia’ offerte da </text:span>make clean <text:span text:style-name="T6">e </text:span>make distclean<text:span text:style-name="T6">;</text:span></text:p>
        </text:list-item>
        <text:list-item>
          <text:p text:style-name="P9">make fibonacci<text:line-break/>make christmasTree<text:line-break/>make example<text:line-break/><text:span text:style-name="T8">che, per ogni esempio, utilizzano lo stream</text:span><text:span text:style-name="T6"> </text:span><text:span text:style-name="T8">di output fornito da </text:span><text:span text:style-name="T69">translate </text:span><text:span text:style-name="T8">per </text:span><text:span text:style-name="T6">compila</text:span><text:span text:style-name="T8">re </text:span><text:span text:style-name="T9">il programma usando g++, ottenendo cosi’ un eseguibile;</text:span></text:p>
        </text:list-item>
        <text:list-item>
          <text:p text:style-name="P10">make examples<text:span text:style-name="T6"> <text:line-break/>che fa quanto scritto sopra per tutti e tre gli esempi;</text:span></text:p>
        </text:list-item>
        <text:list-item>
          <text:p text:style-name="P10">make all<text:span text:style-name="T6"> <text:line-break/>che lancia, rispettivamente: </text:span>make cleanall, make grammar, make syncheck, make translate<text:span text:style-name="T6">.</text:span></text:p>
        </text:list-item>
      </text:list>
      <text:p text:style-name="P3"><text:span text:style-name="T70">Limitazioni Note</text:span></text:p>
      <text:p text:style-name="Text_20_body"><text:span text:style-name="T32">Gli studenti prendono atto che il loro elaborato e’ soggetto a delle limitazioni: fra tutte, e’ doveroso menzionare</text:span><text:span text:style-name="T33"> l</text:span><text:span text:style-name="T32">a mancanza di istruzioni “inline”, ovvero che non e’ possibile </text:span><text:span text:style-name="T33">calcolare ad esempio </text:span><text:span text:style-name="T17">i = a + b </text:span><text:span text:style-name="T30">senza ricorrere a step intermedi; </text:span><text:span text:style-name="T31">tutti i commenti scritti nel codice SWL vengono semplicemente ignorati e non riportati nel codice C++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4in" fo:margin-left="0.6in" fo:margin-right="0.6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0:51:59.681187241</meta:creation-date>
    <dc:date>2018-05-31T14:04:05.845421582</dc:date>
    <meta:editing-duration>PT2H6M45S</meta:editing-duration>
    <meta:editing-cycles>58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660" meta:character-count="4141" meta:non-whitespace-character-count="3485"/>
  </office:meta>
</office:document-meta>
</file>